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LN(2)/2*(2*[.A1]/(2*[.A1]+1))" office:value-type="float" office:value="0.231049060186648" calcext:value-type="float">
            <text:p>0.2310490601866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2)/2*(2*[.A2]/(2*[.A2]+1))" office:value-type="float" office:value="0.277258872223978" calcext:value-type="float">
            <text:p>0.277258872223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2]/LN([.A2])" office:value-type="float" office:value="2.88539008177793" calcext:value-type="float">
            <text:p>2.88539008177793</text:p>
          </table:table-cell>
          <table:table-cell table:formula="of:=(1/3)*([.A2]/LN([.A2]))" office:value-type="float" office:value="0.961796693925976" calcext:value-type="float">
            <text:p>0.961796693925976</text:p>
          </table:table-cell>
          <table:table-cell table:formula="of:=(1/1)*([.A2]/LN([.A2]))" office:value-type="float" office:value="2.88539008177793" calcext:value-type="float">
            <text:p>2.88539008177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2)/2*(2*[.A3]/(2*[.A3]+1))" office:value-type="float" office:value="0.297063077382834" calcext:value-type="float">
            <text:p>0.2970630773828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3]/LN([.A3])" office:value-type="float" office:value="2.73071767988051" calcext:value-type="float">
            <text:p>2.73071767988051</text:p>
          </table:table-cell>
          <table:table-cell table:formula="of:=(1/3)*([.A3]/LN([.A3]))" office:value-type="float" office:value="0.910239226626837" calcext:value-type="float">
            <text:p>0.910239226626837</text:p>
          </table:table-cell>
          <table:table-cell table:formula="of:=(1/1)*([.A3]/LN([.A3]))" office:value-type="float" office:value="2.73071767988051" calcext:value-type="float">
            <text:p>2.730717679880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2)/2*(2*[.A4]/(2*[.A4]+1))" office:value-type="float" office:value="0.308065413582198" calcext:value-type="float">
            <text:p>0.3080654135821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4]/LN([.A4])" office:value-type="float" office:value="2.88539008177793" calcext:value-type="float">
            <text:p>2.88539008177793</text:p>
          </table:table-cell>
          <table:table-cell table:formula="of:=(1/3)*([.A4]/LN([.A4]))" office:value-type="float" office:value="0.961796693925976" calcext:value-type="float">
            <text:p>0.961796693925976</text:p>
          </table:table-cell>
          <table:table-cell table:formula="of:=(1/1)*([.A4]/LN([.A4]))" office:value-type="float" office:value="2.88539008177793" calcext:value-type="float">
            <text:p>2.885390081777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2)/2*(2*[.A5]/(2*[.A5]+1))" office:value-type="float" office:value="0.315066900254521" calcext:value-type="float">
            <text:p>0.3150669002545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5]/LN([.A5])" office:value-type="float" office:value="3.10667467279806" calcext:value-type="float">
            <text:p>3.10667467279806</text:p>
          </table:table-cell>
          <table:table-cell table:formula="of:=(1/3)*([.A5]/LN([.A5]))" office:value-type="float" office:value="1.03555822426602" calcext:value-type="float">
            <text:p>1.03555822426602</text:p>
          </table:table-cell>
          <table:table-cell table:formula="of:=(1/1)*([.A5]/LN([.A5]))" office:value-type="float" office:value="3.10667467279806" calcext:value-type="float">
            <text:p>3.106674672798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2)/2*(2*[.A6]/(2*[.A6]+1))" office:value-type="float" office:value="0.319914083335359" calcext:value-type="float">
            <text:p>0.3199140833353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6]/LN([.A6])" office:value-type="float" office:value="3.34866375930748" calcext:value-type="float">
            <text:p>3.34866375930748</text:p>
          </table:table-cell>
          <table:table-cell table:formula="of:=(1/3)*([.A6]/LN([.A6]))" office:value-type="float" office:value="1.11622125310249" calcext:value-type="float">
            <text:p>1.11622125310249</text:p>
          </table:table-cell>
          <table:table-cell table:formula="of:=(1/1)*([.A6]/LN([.A6]))" office:value-type="float" office:value="3.34866375930748" calcext:value-type="float">
            <text:p>3.348663759307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2)/2*(2*[.A7]/(2*[.A7]+1))" office:value-type="float" office:value="0.323468684261308" calcext:value-type="float">
            <text:p>0.3234686842613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7]/LN([.A7])" office:value-type="float" office:value="3.59728839658825" calcext:value-type="float">
            <text:p>3.59728839658825</text:p>
          </table:table-cell>
          <table:table-cell table:formula="of:=(1/3)*([.A7]/LN([.A7]))" office:value-type="float" office:value="1.19909613219609" calcext:value-type="float">
            <text:p>1.19909613219609</text:p>
          </table:table-cell>
          <table:table-cell table:formula="of:=(1/1)*([.A7]/LN([.A7]))" office:value-type="float" office:value="3.59728839658825" calcext:value-type="float">
            <text:p>3.597288396588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2)/2*(2*[.A8]/(2*[.A8]+1))" office:value-type="float" office:value="0.326186908498798" calcext:value-type="float">
            <text:p>0.3261869084987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8]/LN([.A8])" office:value-type="float" office:value="3.8471867757039" calcext:value-type="float">
            <text:p>3.8471867757039</text:p>
          </table:table-cell>
          <table:table-cell table:formula="of:=(1/3)*([.A8]/LN([.A8]))" office:value-type="float" office:value="1.2823955919013" calcext:value-type="float">
            <text:p>1.2823955919013</text:p>
          </table:table-cell>
          <table:table-cell table:formula="of:=(1/1)*([.A8]/LN([.A8]))" office:value-type="float" office:value="3.8471867757039" calcext:value-type="float">
            <text:p>3.84718677570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2)/2*(2*[.A9]/(2*[.A9]+1))" office:value-type="float" office:value="0.328332875002079" calcext:value-type="float">
            <text:p>0.3283328750020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9]/LN([.A9])" office:value-type="float" office:value="4.09607651982077" calcext:value-type="float">
            <text:p>4.09607651982077</text:p>
          </table:table-cell>
          <table:table-cell table:formula="of:=(1/3)*([.A9]/LN([.A9]))" office:value-type="float" office:value="1.36535883994026" calcext:value-type="float">
            <text:p>1.36535883994026</text:p>
          </table:table-cell>
          <table:table-cell table:formula="of:=(1/1)*([.A9]/LN([.A9]))" office:value-type="float" office:value="4.09607651982077" calcext:value-type="float">
            <text:p>4.096076519820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2)/2*(2*[.A10]/(2*[.A10]+1))" office:value-type="float" office:value="0.330070085980926" calcext:value-type="float">
            <text:p>0.330070085980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0]/LN([.A10])" office:value-type="float" office:value="4.34294481903252" calcext:value-type="float">
            <text:p>4.34294481903252</text:p>
          </table:table-cell>
          <table:table-cell table:formula="of:=(1/3)*([.A10]/LN([.A10]))" office:value-type="float" office:value="1.44764827301084" calcext:value-type="float">
            <text:p>1.44764827301084</text:p>
          </table:table-cell>
          <table:table-cell table:formula="of:=(1/1)*([.A10]/LN([.A10]))" office:value-type="float" office:value="4.34294481903252" calcext:value-type="float">
            <text:p>4.342944819032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2)/2*(2*[.A11]/(2*[.A11]+1))" office:value-type="float" office:value="0.331505173311278" calcext:value-type="float">
            <text:p>0.3315051733112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1]/LN([.A11])" office:value-type="float" office:value="4.58735630566671" calcext:value-type="float">
            <text:p>4.58735630566671</text:p>
          </table:table-cell>
          <table:table-cell table:formula="of:=(1/3)*([.A11]/LN([.A11]))" office:value-type="float" office:value="1.52911876855557" calcext:value-type="float">
            <text:p>1.52911876855557</text:p>
          </table:table-cell>
          <table:table-cell table:formula="of:=(1/1)*([.A11]/LN([.A11]))" office:value-type="float" office:value="4.58735630566671" calcext:value-type="float">
            <text:p>4.587356305666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2)/2*(2*[.A12]/(2*[.A12]+1))" office:value-type="float" office:value="0.332710646668774" calcext:value-type="float">
            <text:p>0.3327106466687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2]/LN([.A12])" office:value-type="float" office:value="4.82915525258214" calcext:value-type="float">
            <text:p>4.82915525258214</text:p>
          </table:table-cell>
          <table:table-cell table:formula="of:=(1/3)*([.A12]/LN([.A12]))" office:value-type="float" office:value="1.60971841752738" calcext:value-type="float">
            <text:p>1.60971841752738</text:p>
          </table:table-cell>
          <table:table-cell table:formula="of:=(1/1)*([.A12]/LN([.A12]))" office:value-type="float" office:value="4.82915525258214" calcext:value-type="float">
            <text:p>4.829155252582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2)/2*(2*[.A13]/(2*[.A13]+1))" office:value-type="float" office:value="0.333737531380714" calcext:value-type="float">
            <text:p>0.3337375313807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3]/LN([.A13])" office:value-type="float" office:value="5.06832618826664" calcext:value-type="float">
            <text:p>5.06832618826664</text:p>
          </table:table-cell>
          <table:table-cell table:formula="of:=(1/3)*([.A13]/LN([.A13]))" office:value-type="float" office:value="1.68944206275555" calcext:value-type="float">
            <text:p>1.68944206275555</text:p>
          </table:table-cell>
          <table:table-cell table:formula="of:=(1/1)*([.A13]/LN([.A13]))" office:value-type="float" office:value="5.06832618826664" calcext:value-type="float">
            <text:p>5.068326188266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N(2)/2*(2*[.A14]/(2*[.A14]+1))" office:value-type="float" office:value="0.334622776822043" calcext:value-type="float">
            <text:p>0.3346227768220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4]/LN([.A14])" office:value-type="float" office:value="5.30492454365932" calcext:value-type="float">
            <text:p>5.30492454365932</text:p>
          </table:table-cell>
          <table:table-cell table:formula="of:=(1/3)*([.A14]/LN([.A14]))" office:value-type="float" office:value="1.76830818121977" calcext:value-type="float">
            <text:p>1.76830818121977</text:p>
          </table:table-cell>
          <table:table-cell table:formula="of:=(1/1)*([.A14]/LN([.A14]))" office:value-type="float" office:value="5.30492454365932" calcext:value-type="float">
            <text:p>5.304924543659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N(2)/2*(2*[.A15]/(2*[.A15]+1))" office:value-type="float" office:value="0.335393797045135" calcext:value-type="float">
            <text:p>0.3353937970451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5]/LN([.A15])" office:value-type="float" office:value="5.53904059603283" calcext:value-type="float">
            <text:p>5.53904059603283</text:p>
          </table:table-cell>
          <table:table-cell table:formula="of:=(1/3)*([.A15]/LN([.A15]))" office:value-type="float" office:value="1.84634686534428" calcext:value-type="float">
            <text:p>1.84634686534428</text:p>
          </table:table-cell>
          <table:table-cell table:formula="of:=(1/1)*([.A15]/LN([.A15]))" office:value-type="float" office:value="5.53904059603283" calcext:value-type="float">
            <text:p>5.539040596032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N(2)/2*(2*[.A16]/(2*[.A16]+1))" office:value-type="float" office:value="0.336071360271489" calcext:value-type="float">
            <text:p>0.3360713602714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6]/LN([.A16])" office:value-type="float" office:value="5.77078016355585" calcext:value-type="float">
            <text:p>5.77078016355585</text:p>
          </table:table-cell>
          <table:table-cell table:formula="of:=(1/3)*([.A16]/LN([.A16]))" office:value-type="float" office:value="1.92359338785195" calcext:value-type="float">
            <text:p>1.92359338785195</text:p>
          </table:table-cell>
          <table:table-cell table:formula="of:=(1/1)*([.A16]/LN([.A16]))" office:value-type="float" office:value="5.77078016355585" calcext:value-type="float">
            <text:p>5.770780163555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N(2)/2*(2*[.A17]/(2*[.A17]+1))" office:value-type="float" office:value="0.336671487700545" calcext:value-type="float">
            <text:p>0.33667148770054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]/LN([.A17])" office:value-type="float" office:value="6.00025410570094" calcext:value-type="float">
            <text:p>6.00025410570094</text:p>
          </table:table-cell>
          <table:table-cell table:formula="of:=(1/3)*([.A17]/LN([.A17]))" office:value-type="float" office:value="2.00008470190031" calcext:value-type="float">
            <text:p>2.00008470190031</text:p>
          </table:table-cell>
          <table:table-cell table:formula="of:=(1/1)*([.A17]/LN([.A17]))" office:value-type="float" office:value="6.00025410570094" calcext:value-type="float">
            <text:p>6.000254105700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N(2)/2*(2*[.A18]/(2*[.A18]+1))" office:value-type="float" office:value="0.337206736488622" calcext:value-type="float">
            <text:p>0.3372067364886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]/LN([.A18])" office:value-type="float" office:value="6.22757261270148" calcext:value-type="float">
            <text:p>6.22757261270148</text:p>
          </table:table-cell>
          <table:table-cell table:formula="of:=(1/3)*([.A18]/LN([.A18]))" office:value-type="float" office:value="2.07585753756716" calcext:value-type="float">
            <text:p>2.07585753756716</text:p>
          </table:table-cell>
          <table:table-cell table:formula="of:=(1/1)*([.A18]/LN([.A18]))" office:value-type="float" office:value="6.22757261270148" calcext:value-type="float">
            <text:p>6.227572612701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N(2)/2*(2*[.A19]/(2*[.A19]+1))" office:value-type="float" office:value="0.337687087965102" calcext:value-type="float">
            <text:p>0.3376870879651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9]/LN([.A19])" office:value-type="float" office:value="6.45284216600706" calcext:value-type="float">
            <text:p>6.45284216600706</text:p>
          </table:table-cell>
          <table:table-cell table:formula="of:=(1/3)*([.A19]/LN([.A19]))" office:value-type="float" office:value="2.15094738866902" calcext:value-type="float">
            <text:p>2.15094738866902</text:p>
          </table:table-cell>
          <table:table-cell table:formula="of:=(1/1)*([.A19]/LN([.A19]))" office:value-type="float" office:value="6.45284216600706" calcext:value-type="float">
            <text:p>6.452842166007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2)/2*(2*[.A20]/(2*[.A20]+1))" office:value-type="float" office:value="0.3381205758829" calcext:value-type="float">
            <text:p>0.33812057588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0]/LN([.A20])" office:value-type="float" office:value="6.67616401390668" calcext:value-type="float">
            <text:p>6.67616401390668</text:p>
          </table:table-cell>
          <table:table-cell table:formula="of:=(1/3)*([.A20]/LN([.A20]))" office:value-type="float" office:value="2.22538800463556" calcext:value-type="float">
            <text:p>2.22538800463556</text:p>
          </table:table-cell>
          <table:table-cell table:formula="of:=(1/1)*([.A20]/LN([.A20]))" office:value-type="float" office:value="6.67616401390668" calcext:value-type="float">
            <text:p>6.676164013906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N(2)/2*(2*[.A21]/(2*[.A21]+1))" office:value-type="float" office:value="0.338513739343229" calcext:value-type="float">
            <text:p>0.3385137393432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1]/LN([.A21])" office:value-type="float" office:value="6.89763351381407" calcext:value-type="float">
            <text:p>6.89763351381407</text:p>
          </table:table-cell>
          <table:table-cell table:formula="of:=(1/3)*([.A21]/LN([.A21]))" office:value-type="float" office:value="2.29921117127136" calcext:value-type="float">
            <text:p>2.29921117127136</text:p>
          </table:table-cell>
          <table:table-cell table:formula="of:=(1/1)*([.A21]/LN([.A21]))" office:value-type="float" office:value="6.89763351381407" calcext:value-type="float">
            <text:p>6.897633513814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N(2)/2*(2*[.A22]/(2*[.A22]+1))" office:value-type="float" office:value="0.338871954940418" calcext:value-type="float">
            <text:p>0.3388719549404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2]/LN([.A22])" office:value-type="float" office:value="7.11733996927079" calcext:value-type="float">
            <text:p>7.11733996927079</text:p>
          </table:table-cell>
          <table:table-cell table:formula="of:=(1/3)*([.A22]/LN([.A22]))" office:value-type="float" office:value="2.3724466564236" calcext:value-type="float">
            <text:p>2.3724466564236</text:p>
          </table:table-cell>
          <table:table-cell table:formula="of:=(1/1)*([.A22]/LN([.A22]))" office:value-type="float" office:value="7.11733996927079" calcext:value-type="float">
            <text:p>7.117339969270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N(2)/2*(2*[.A23]/(2*[.A23]+1))" office:value-type="float" office:value="0.339199684103803" calcext:value-type="float">
            <text:p>0.3391996841038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3]/LN([.A23])" office:value-type="float" office:value="7.33536674478742" calcext:value-type="float">
            <text:p>7.33536674478742</text:p>
          </table:table-cell>
          <table:table-cell table:formula="of:=(1/3)*([.A23]/LN([.A23]))" office:value-type="float" office:value="2.44512224826247" calcext:value-type="float">
            <text:p>2.44512224826247</text:p>
          </table:table-cell>
          <table:table-cell table:formula="of:=(1/1)*([.A23]/LN([.A23]))" office:value-type="float" office:value="7.33536674478742" calcext:value-type="float">
            <text:p>7.335366744787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N(2)/2*(2*[.A24]/(2*[.A24]+1))" office:value-type="float" office:value="0.339500659866096" calcext:value-type="float">
            <text:p>0.339500659866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4]/LN([.A24])" office:value-type="float" office:value="7.551791530659" calcext:value-type="float">
            <text:p>7.551791530659</text:p>
          </table:table-cell>
          <table:table-cell table:formula="of:=(1/3)*([.A24]/LN([.A24]))" office:value-type="float" office:value="2.517263843553" calcext:value-type="float">
            <text:p>2.517263843553</text:p>
          </table:table-cell>
          <table:table-cell table:formula="of:=(1/1)*([.A24]/LN([.A24]))" office:value-type="float" office:value="7.551791530659" calcext:value-type="float">
            <text:p>7.5517915306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N(2)/2*(2*[.A25]/(2*[.A25]+1))" office:value-type="float" office:value="0.339778029686248" calcext:value-type="float">
            <text:p>0.3397780296862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5]/LN([.A25])" office:value-type="float" office:value="7.76668668199515" calcext:value-type="float">
            <text:p>7.76668668199515</text:p>
          </table:table-cell>
          <table:table-cell table:formula="of:=(1/3)*([.A25]/LN([.A25]))" office:value-type="float" office:value="2.58889556066505" calcext:value-type="float">
            <text:p>2.58889556066505</text:p>
          </table:table-cell>
          <table:table-cell table:formula="of:=(1/1)*([.A25]/LN([.A25]))" office:value-type="float" office:value="7.76668668199515" calcext:value-type="float">
            <text:p>7.766686681995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N(2)/2*(2*[.A26]/(2*[.A26]+1))" office:value-type="float" office:value="0.340034465935067" calcext:value-type="float">
            <text:p>0.3400344659350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6]/LN([.A26])" office:value-type="float" office:value="7.98011958718351" calcext:value-type="float">
            <text:p>7.98011958718351</text:p>
          </table:table-cell>
          <table:table-cell table:formula="of:=(1/3)*([.A26]/LN([.A26]))" office:value-type="float" office:value="2.6600398623945" calcext:value-type="float">
            <text:p>2.6600398623945</text:p>
          </table:table-cell>
          <table:table-cell table:formula="of:=(1/1)*([.A26]/LN([.A26]))" office:value-type="float" office:value="7.98011958718351" calcext:value-type="float">
            <text:p>7.980119587183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N(2)/2*(2*[.A27]/(2*[.A27]+1))" office:value-type="float" office:value="0.340272252274882" calcext:value-type="float">
            <text:p>0.3402722522748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7]/LN([.A27])" office:value-type="float" office:value="8.19215303964154" calcext:value-type="float">
            <text:p>8.19215303964154</text:p>
          </table:table-cell>
          <table:table-cell table:formula="of:=(1/3)*([.A27]/LN([.A27]))" office:value-type="float" office:value="2.73071767988051" calcext:value-type="float">
            <text:p>2.73071767988051</text:p>
          </table:table-cell>
          <table:table-cell table:formula="of:=(1/1)*([.A27]/LN([.A27]))" office:value-type="float" office:value="8.19215303964154" calcext:value-type="float">
            <text:p>8.192153039641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N(2)/2*(2*[.A28]/(2*[.A28]+1))" office:value-type="float" office:value="0.340493351854008" calcext:value-type="float">
            <text:p>0.340493351854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8]/LN([.A28])" office:value-type="float" office:value="8.40284559801157" calcext:value-type="float">
            <text:p>8.402845598011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N(2)/2*(2*[.A29]/(2*[.A29]+1))" office:value-type="float" office:value="0.34069946163116" calcext:value-type="float">
            <text:p>0.340699461631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29]/LN([.A29])" office:value-type="float" office:value="8.61225192682773" calcext:value-type="float">
            <text:p>8.612251926827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N(2)/2*(2*[.A30]/(2*[.A30]+1))" office:value-type="float" office:value="0.340892056013088" calcext:value-type="float">
            <text:p>0.3408920560130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30]/LN([.A30])" office:value-type="float" office:value="8.82042311385618" calcext:value-type="float">
            <text:p>8.8204231138561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N(2)/2*(2*[.A31]/(2*[.A31]+1))" office:value-type="float" office:value="0.341072422180291" calcext:value-type="float">
            <text:p>0.3410724221802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A31]/LN([.A31])" office:value-type="float" office:value="9.02740696281884" calcext:value-type="float">
            <text:p>9.0274069628188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N(2)/2*(2*[.A32]/(2*[.A32]+1))" office:value-type="float" office:value="0.34124168889105" calcext:value-type="float">
            <text:p>0.34124168889105</text:p>
          </table:table-cell>
          <table:table-cell/>
          <table:table-cell table:formula="of:=LN(2)/2" office:value-type="float" office:value="0.346573590279973" calcext:value-type="float">
            <text:p>0.346573590279973</text:p>
          </table:table-cell>
          <table:table-cell office:value-type="float" office:value="11" calcext:value-type="float">
            <text:p>11</text:p>
          </table:table-cell>
          <table:table-cell table:formula="of:=[.A32]/LN([.A32])" office:value-type="float" office:value="9.23324826168937" calcext:value-type="float">
            <text:p>9.2332482616893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3]/LN([.A33])" office:value-type="float" office:value="9.43798902758825" calcext:value-type="float">
            <text:p>9.437989027588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4]/LN([.A34])" office:value-type="float" office:value="9.64166872974534" calcext:value-type="float">
            <text:p>9.641668729745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5]/LN([.A35])" office:value-type="float" office:value="9.84432449219549" calcext:value-type="float">
            <text:p>9.8443244921954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6]/LN([.A36])" office:value-type="float" office:value="10.0459912779225" calcext:value-type="float">
            <text:p>10.045991277922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7]/LN([.A37])" office:value-type="float" office:value="10.2467020561277" calcext:value-type="float">
            <text:p>10.246702056127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8]/LN([.A38])" office:value-type="float" office:value="10.4464879542148" calcext:value-type="float">
            <text:p>10.446487954214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9]/LN([.A39])" office:value-type="float" office:value="10.6453783959665" calcext:value-type="float">
            <text:p>10.64537839596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40]/LN([.A40])" office:value-type="float" office:value="10.8434012272727" calcext:value-type="float">
            <text:p>10.84340122727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A41]/LN([.A41])" office:value-type="float" office:value="11.04058283064" calcext:value-type="float">
            <text:p>11.040582830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A42]/LN([.A42])" office:value-type="float" office:value="11.2369482296003" calcext:value-type="float">
            <text:p>11.23694822960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3]/LN([.A43])" office:value-type="float" office:value="11.4325211840186" calcext:value-type="float">
            <text:p>11.432521184018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4]/LN([.A44])" office:value-type="float" office:value="11.6273242772036" calcext:value-type="float">
            <text:p>11.62732427720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5]/LN([.A45])" office:value-type="float" office:value="11.8213789956238" calcext:value-type="float">
            <text:p>11.82137899562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6]/LN([.A46])" office:value-type="float" office:value="12.0147058019543" calcext:value-type="float">
            <text:p>12.014705801954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7]/LN([.A47])" office:value-type="float" office:value="12.2073242020968" calcext:value-type="float">
            <text:p>12.20732420209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8]/LN([.A48])" office:value-type="float" office:value="12.3992528067518" calcext:value-type="float">
            <text:p>12.399252806751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9]/LN([.A49])" office:value-type="float" office:value="12.5905093880589" calcext:value-type="float">
            <text:p>12.59050938805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0]/LN([.A50])" office:value-type="float" office:value="12.7811109317666" calcext:value-type="float">
            <text:p>12.781110931766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1]/LN([.A51])" office:value-type="float" office:value="12.9710736853462" calcext:value-type="float">
            <text:p>12.971073685346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2]/LN([.A52])" office:value-type="float" office:value="13.1604132024205" calcext:value-type="float">
            <text:p>13.160413202420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3]/LN([.A53])" office:value-type="float" office:value="13.3491443838401" calcext:value-type="float">
            <text:p>13.349144383840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4]/LN([.A54])" office:value-type="float" office:value="13.5372815157058" calcext:value-type="float">
            <text:p>13.537281515705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5]/LN([.A55])" office:value-type="float" office:value="13.7248383046067" calcext:value-type="float">
            <text:p>13.724838304606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6]/LN([.A56])" office:value-type="float" office:value="13.9118279103143" calcext:value-type="float">
            <text:p>13.91182791031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7]/LN([.A57])" office:value-type="float" office:value="14.0982629761529" calcext:value-type="float">
            <text:p>14.098262976152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8]/LN([.A58])" office:value-type="float" office:value="14.2841556572407" calcext:value-type="float">
            <text:p>14.284155657240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A59]/LN([.A59])" office:value-type="float" office:value="14.46951764678" calcext:value-type="float">
            <text:p>14.469517646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A60]/LN([.A60])" office:value-type="float" office:value="14.6543602005583" calcext:value-type="float">
            <text:p>14.654360200558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1]/LN([.A61])" office:value-type="float" office:value="14.8386941598041" calcext:value-type="float">
            <text:p>14.838694159804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2]/LN([.A62])" office:value-type="float" office:value="15.0225299725302" calcext:value-type="float">
            <text:p>15.022529972530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3]/LN([.A63])" office:value-type="float" office:value="15.2058777134843" calcext:value-type="float">
            <text:p>15.20587771348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4]/LN([.A64])" office:value-type="float" office:value="15.3887471028156" calcext:value-type="float">
            <text:p>15.38874710281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5]/LN([.A65])" office:value-type="float" office:value="15.5711475235562" calcext:value-type="float">
            <text:p>15.571147523556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6]/LN([.A66])" office:value-type="float" office:value="15.753088038008" calcext:value-type="float">
            <text:p>15.75308803800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7]/LN([.A67])" office:value-type="float" office:value="15.934577403117" calcext:value-type="float">
            <text:p>15.93457740311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8]/LN([.A68])" office:value-type="float" office:value="16.1156240849101" calcext:value-type="float">
            <text:p>16.115624084910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9]/LN([.A69])" office:value-type="float" office:value="16.296236272064" calcext:value-type="float">
            <text:p>16.2962362720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70]/LN([.A70])" office:value-type="float" office:value="16.4764218886671" calcext:value-type="float">
            <text:p>16.476421888667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71]/LN([.A71])" office:value-type="float" office:value="16.6561886062344" calcext:value-type="float">
            <text:p>16.656188606234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72]/LN([.A72])" office:value-type="float" office:value="16.8355438550263" calcext:value-type="float">
            <text:p>16.835543855026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3]/LN([.A73])" office:value-type="float" office:value="17.0144948347212" calcext:value-type="float">
            <text:p>17.014494834721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4]/LN([.A74])" office:value-type="float" office:value="17.1930485244847" calcext:value-type="float">
            <text:p>17.19304852448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5]/LN([.A75])" office:value-type="float" office:value="17.3712116924788" calcext:value-type="float">
            <text:p>17.371211692478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6]/LN([.A76])" office:value-type="float" office:value="17.5489909048464" calcext:value-type="float">
            <text:p>17.548990904846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7]/LN([.A77])" office:value-type="float" office:value="17.7263925342081" calcext:value-type="float">
            <text:p>17.726392534208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8]/LN([.A78])" office:value-type="float" office:value="17.9034227677014" calcext:value-type="float">
            <text:p>17.90342276770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79]/LN([.A79])" office:value-type="float" office:value="18.0800876145932" calcext:value-type="float">
            <text:p>18.08008761459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0]/LN([.A80])" office:value-type="float" office:value="18.2563929134935" calcext:value-type="float">
            <text:p>18.256392913493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1]/LN([.A81])" office:value-type="float" office:value="18.4323443391935" calcext:value-type="float">
            <text:p>18.432344339193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2]/LN([.A82])" office:value-type="float" office:value="18.607947409154" calcext:value-type="float">
            <text:p>18.60794740915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3]/LN([.A83])" office:value-type="float" office:value="18.7832074896648" calcext:value-type="float">
            <text:p>18.783207489664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4]/LN([.A84])" office:value-type="float" office:value="18.9581298016945" calcext:value-type="float">
            <text:p>18.958129801694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5]/LN([.A85])" office:value-type="float" office:value="19.1327194264512" calcext:value-type="float">
            <text:p>19.132719426451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6]/LN([.A86])" office:value-type="float" office:value="19.30698131067" calcext:value-type="float">
            <text:p>19.3069813106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7]/LN([.A87])" office:value-type="float" office:value="19.4809202716445" calcext:value-type="float">
            <text:p>19.480920271644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8]/LN([.A88])" office:value-type="float" office:value="19.6545410020165" calcext:value-type="float">
            <text:p>19.654541002016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89]/LN([.A89])" office:value-type="float" office:value="19.8278480743387" calcext:value-type="float">
            <text:p>19.827848074338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0]/LN([.A90])" office:value-type="float" office:value="20.0008459454229" calcext:value-type="float">
            <text:p>20.000845945422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1]/LN([.A91])" office:value-type="float" office:value="20.1735389604868" calcext:value-type="float">
            <text:p>20.173538960486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2]/LN([.A92])" office:value-type="float" office:value="20.3459313571091" calcext:value-type="float">
            <text:p>20.34593135710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3]/LN([.A93])" office:value-type="float" office:value="20.5180272690057" calcext:value-type="float">
            <text:p>20.518027269005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4]/LN([.A94])" office:value-type="float" office:value="20.6898307296349" calcext:value-type="float">
            <text:p>20.689830729634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5]/LN([.A95])" office:value-type="float" office:value="20.8613456756427" calcext:value-type="float">
            <text:p>20.861345675642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6]/LN([.A96])" office:value-type="float" office:value="21.032575950155" calcext:value-type="float">
            <text:p>21.03257595015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7]/LN([.A97])" office:value-type="float" office:value="21.2035253059273" calcext:value-type="float">
            <text:p>21.203525305927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8]/LN([.A98])" office:value-type="float" office:value="21.3741974083566" calcext:value-type="float">
            <text:p>21.374197408356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9]/LN([.A99])" office:value-type="float" office:value="21.5445958383654" calcext:value-type="float">
            <text:p>21.54459583836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100]/LN([.A100])" office:value-type="float" office:value="21.7147240951626" calcext:value-type="float">
            <text:p>21.714724095162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]*LN([.B1])" office:value-type="float" office:value="0.693147180559945" calcext:value-type="float">
            <text:p>0.693147180559945</text:p>
          </table:table-cell>
          <table:table-cell table:formula="of:=[.$I$1]*[.A1]*LN([.B1])" office:value-type="float" office:value="2.00319535181824" calcext:value-type="float">
            <text:p>2.00319535181824</text:p>
          </table:table-cell>
          <table:table-cell/>
          <table:table-cell table:formula="of:=2*[.A1]*LN([.A1])+2" office:value-type="float" office:value="2" calcext:value-type="float">
            <text:p>2</text:p>
          </table:table-cell>
          <table:table-cell table:formula="of:=2*[.A1]*LN([.A1]) + 2*[.A1]*LN([.$J$1]/EXP(1))" office:value-type="float" office:value="2" calcext:value-type="float">
            <text:p>2</text:p>
          </table:table-cell>
          <table:table-cell office:value-type="float" office:value="2.89" calcext:value-type="float">
            <text:p>2.89</text:p>
          </table:table-cell>
          <table:table-cell table:formula="of:=EXP(1)*[.K1]" office:value-type="float" office:value="7.38905609893065" calcext:value-type="float">
            <text:p>7.38905609893065</text:p>
          </table:table-cell>
          <table:table-cell table:formula="of:=EXP(1)" office:value-type="float" office:value="2.71828182845904" calcext:value-type="float">
            <text:p>2.71828182845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*LN([.B2])" office:value-type="float" office:value="2.19722457733622" calcext:value-type="float">
            <text:p>2.19722457733622</text:p>
          </table:table-cell>
          <table:table-cell table:formula="of:=[.$I$1]*[.A2]*LN([.B2])" office:value-type="float" office:value="6.34997902850168" calcext:value-type="float">
            <text:p>6.34997902850168</text:p>
          </table:table-cell>
          <table:table-cell/>
          <table:table-cell table:formula="of:=2*[.A2]*LN([.A2])+2" office:value-type="float" office:value="4.77258872223978" calcext:value-type="float">
            <text:p>4.77258872223978</text:p>
          </table:table-cell>
          <table:table-cell table:formula="of:=2*[.A2]*LN([.A2]) + 2*[.A2]*LN([.$J$1]/EXP(1))" office:value-type="float" office:value="6.77258872223978" calcext:value-type="float">
            <text:p>6.772588722239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]*LN([.B3])" office:value-type="float" office:value="4.8283137373023" calcext:value-type="float">
            <text:p>4.8283137373023</text:p>
          </table:table-cell>
          <table:table-cell table:formula="of:=[.$I$1]*[.A3]*LN([.B3])" office:value-type="float" office:value="13.9538267008036" calcext:value-type="float">
            <text:p>13.9538267008036</text:p>
          </table:table-cell>
          <table:table-cell/>
          <table:table-cell table:formula="of:=2*[.A3]*LN([.A3])+2" office:value-type="float" office:value="8.59167373200866" calcext:value-type="float">
            <text:p>8.59167373200866</text:p>
          </table:table-cell>
          <table:table-cell table:formula="of:=2*[.A3]*LN([.A3]) + 2*[.A3]*LN([.$J$1]/EXP(1))" office:value-type="float" office:value="12.5916737320087" calcext:value-type="float">
            <text:p>12.59167373200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]*LN([.B4])" office:value-type="float" office:value="7.78364059622125" calcext:value-type="float">
            <text:p>7.78364059622125</text:p>
          </table:table-cell>
          <table:table-cell table:formula="of:=[.$I$1]*[.A4]*LN([.B4])" office:value-type="float" office:value="22.4947213230794" calcext:value-type="float">
            <text:p>22.4947213230794</text:p>
          </table:table-cell>
          <table:table-cell/>
          <table:table-cell table:formula="of:=2*[.A4]*LN([.A4])+2" office:value-type="float" office:value="13.0903548889591" calcext:value-type="float">
            <text:p>13.0903548889591</text:p>
          </table:table-cell>
          <table:table-cell table:formula="of:=2*[.A4]*LN([.A4]) + 2*[.A4]*LN([.$J$1]/EXP(1))" office:value-type="float" office:value="19.0903548889591" calcext:value-type="float">
            <text:p>19.09035488895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*LN([.B5])" office:value-type="float" office:value="11.9894763639919" calcext:value-type="float">
            <text:p>11.9894763639919</text:p>
          </table:table-cell>
          <table:table-cell table:formula="of:=[.$I$1]*[.A5]*LN([.B5])" office:value-type="float" office:value="34.6495866919365" calcext:value-type="float">
            <text:p>34.6495866919365</text:p>
          </table:table-cell>
          <table:table-cell/>
          <table:table-cell table:formula="of:=2*[.A5]*LN([.A5])+2" office:value-type="float" office:value="18.094379124341" calcext:value-type="float">
            <text:p>18.094379124341</text:p>
          </table:table-cell>
          <table:table-cell table:formula="of:=2*[.A5]*LN([.A5]) + 2*[.A5]*LN([.$J$1]/EXP(1))" office:value-type="float" office:value="26.094379124341" calcext:value-type="float">
            <text:p>26.0943791243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]*LN([.B6])" office:value-type="float" office:value="15.3896961447692" calcext:value-type="float">
            <text:p>15.3896961447692</text:p>
          </table:table-cell>
          <table:table-cell table:formula="of:=[.$I$1]*[.A6]*LN([.B6])" office:value-type="float" office:value="44.4762218583831" calcext:value-type="float">
            <text:p>44.4762218583831</text:p>
          </table:table-cell>
          <table:table-cell/>
          <table:table-cell table:formula="of:=2*[.A6]*LN([.A6])+2" office:value-type="float" office:value="23.5011136307367" calcext:value-type="float">
            <text:p>23.5011136307367</text:p>
          </table:table-cell>
          <table:table-cell table:formula="of:=2*[.A6]*LN([.A6]) + 2*[.A6]*LN([.$J$1]/EXP(1))" office:value-type="float" office:value="33.5011136307367" calcext:value-type="float">
            <text:p>33.50111363073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7]*LN([.B7])" office:value-type="float" office:value="19.8324934083935" calcext:value-type="float">
            <text:p>19.8324934083935</text:p>
          </table:table-cell>
          <table:table-cell table:formula="of:=[.$I$1]*[.A7]*LN([.B7])" office:value-type="float" office:value="57.3159059502573" calcext:value-type="float">
            <text:p>57.3159059502573</text:p>
          </table:table-cell>
          <table:table-cell/>
          <table:table-cell table:formula="of:=2*[.A7]*LN([.A7])+2" office:value-type="float" office:value="29.2427420867744" calcext:value-type="float">
            <text:p>29.2427420867744</text:p>
          </table:table-cell>
          <table:table-cell table:formula="of:=2*[.A7]*LN([.A7]) + 2*[.A7]*LN([.$J$1]/EXP(1))" office:value-type="float" office:value="41.2427420867744" calcext:value-type="float">
            <text:p>41.24274208677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8]*LN([.B8])" office:value-type="float" office:value="23.5555118333315" calcext:value-type="float">
            <text:p>23.5555118333315</text:p>
          </table:table-cell>
          <table:table-cell table:formula="of:=[.$I$1]*[.A8]*LN([.B8])" office:value-type="float" office:value="68.0754291983281" calcext:value-type="float">
            <text:p>68.0754291983281</text:p>
          </table:table-cell>
          <table:table-cell/>
          <table:table-cell table:formula="of:=2*[.A8]*LN([.A8])+2" office:value-type="float" office:value="35.2710646668774" calcext:value-type="float">
            <text:p>35.2710646668774</text:p>
          </table:table-cell>
          <table:table-cell table:formula="of:=2*[.A8]*LN([.A8]) + 2*[.A8]*LN([.$J$1]/EXP(1))" office:value-type="float" office:value="49.2710646668774" calcext:value-type="float">
            <text:p>49.27106466687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9]*LN([.B9])" office:value-type="float" office:value="28.2194479433623" calcext:value-type="float">
            <text:p>28.2194479433623</text:p>
          </table:table-cell>
          <table:table-cell table:formula="of:=[.$I$1]*[.A9]*LN([.B9])" office:value-type="float" office:value="81.5542045563172" calcext:value-type="float">
            <text:p>81.5542045563172</text:p>
          </table:table-cell>
          <table:table-cell/>
          <table:table-cell table:formula="of:=2*[.A9]*LN([.A9])+2" office:value-type="float" office:value="41.550042392052" calcext:value-type="float">
            <text:p>41.550042392052</text:p>
          </table:table-cell>
          <table:table-cell table:formula="of:=2*[.A9]*LN([.A9]) + 2*[.A9]*LN([.$J$1]/EXP(1))" office:value-type="float" office:value="57.550042392052" calcext:value-type="float">
            <text:p>57.5500423920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0]*LN([.B10])" office:value-type="float" office:value="33.6729582998647" calcext:value-type="float">
            <text:p>33.6729582998647</text:p>
          </table:table-cell>
          <table:table-cell table:formula="of:=[.$I$1]*[.A10]*LN([.B10])" office:value-type="float" office:value="97.3148494866091" calcext:value-type="float">
            <text:p>97.3148494866091</text:p>
          </table:table-cell>
          <table:table-cell/>
          <table:table-cell table:formula="of:=2*[.A10]*LN([.A10])+2" office:value-type="float" office:value="48.0517018598809" calcext:value-type="float">
            <text:p>48.0517018598809</text:p>
          </table:table-cell>
          <table:table-cell table:formula="of:=2*[.A10]*LN([.A10]) + 2*[.A10]*LN([.$J$1]/EXP(1))" office:value-type="float" office:value="66.0517018598809" calcext:value-type="float">
            <text:p>66.05170185988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1]*LN([.B11])" office:value-type="float" office:value="37.7738592493366" calcext:value-type="float">
            <text:p>37.7738592493366</text:p>
          </table:table-cell>
          <table:table-cell table:formula="of:=[.$I$1]*[.A11]*LN([.B11])" office:value-type="float" office:value="109.166453230583" calcext:value-type="float">
            <text:p>109.166453230583</text:p>
          </table:table-cell>
          <table:table-cell/>
          <table:table-cell table:formula="of:=2*[.A11]*LN([.A11])+2" office:value-type="float" office:value="54.7536960015642" calcext:value-type="float">
            <text:p>54.7536960015642</text:p>
          </table:table-cell>
          <table:table-cell table:formula="of:=2*[.A11]*LN([.A11]) + 2*[.A11]*LN([.$J$1]/EXP(1))" office:value-type="float" office:value="74.7536960015642" calcext:value-type="float">
            <text:p>74.753696001564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*LN([.B12])" office:value-type="float" office:value="43.3310149517307" calcext:value-type="float">
            <text:p>43.3310149517307</text:p>
          </table:table-cell>
          <table:table-cell table:formula="of:=[.$I$1]*[.A12]*LN([.B12])" office:value-type="float" office:value="125.226633210502" calcext:value-type="float">
            <text:p>125.226633210502</text:p>
          </table:table-cell>
          <table:table-cell/>
          <table:table-cell table:formula="of:=2*[.A12]*LN([.A12])+2" office:value-type="float" office:value="61.637759594912" calcext:value-type="float">
            <text:p>61.637759594912</text:p>
          </table:table-cell>
          <table:table-cell table:formula="of:=2*[.A12]*LN([.A12]) + 2*[.A12]*LN([.$J$1]/EXP(1))" office:value-type="float" office:value="83.637759594912" calcext:value-type="float">
            <text:p>83.6377595949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13]*LN([.B13])" office:value-type="float" office:value="48.276436867156" calcext:value-type="float">
            <text:p>48.276436867156</text:p>
          </table:table-cell>
          <table:table-cell table:formula="of:=[.$I$1]*[.A13]*LN([.B13])" office:value-type="float" office:value="139.518902546081" calcext:value-type="float">
            <text:p>139.518902546081</text:p>
          </table:table-cell>
          <table:table-cell/>
          <table:table-cell table:formula="of:=2*[.A13]*LN([.A13])+2" office:value-type="float" office:value="68.688683294" calcext:value-type="float">
            <text:p>68.688683294</text:p>
          </table:table-cell>
          <table:table-cell table:formula="of:=2*[.A13]*LN([.A13]) + 2*[.A13]*LN([.$J$1]/EXP(1))" office:value-type="float" office:value="92.688683294" calcext:value-type="float">
            <text:p>92.68868329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14]*LN([.B14])" office:value-type="float" office:value="52.6568016197099" calcext:value-type="float">
            <text:p>52.6568016197099</text:p>
          </table:table-cell>
          <table:table-cell table:formula="of:=[.$I$1]*[.A14]*LN([.B14])" office:value-type="float" office:value="152.178156680962" calcext:value-type="float">
            <text:p>152.178156680962</text:p>
          </table:table-cell>
          <table:table-cell/>
          <table:table-cell table:formula="of:=2*[.A14]*LN([.A14])+2" office:value-type="float" office:value="75.8936052292272" calcext:value-type="float">
            <text:p>75.8936052292272</text:p>
          </table:table-cell>
          <table:table-cell table:formula="of:=2*[.A14]*LN([.A14]) + 2*[.A14]*LN([.$J$1]/EXP(1))" office:value-type="float" office:value="101.893605229227" calcext:value-type="float">
            <text:p>101.8936052292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15]*LN([.B15])" office:value-type="float" office:value="57.7522140256509" calcext:value-type="float">
            <text:p>57.7522140256509</text:p>
          </table:table-cell>
          <table:table-cell table:formula="of:=[.$I$1]*[.A15]*LN([.B15])" office:value-type="float" office:value="166.903898534131" calcext:value-type="float">
            <text:p>166.903898534131</text:p>
          </table:table-cell>
          <table:table-cell/>
          <table:table-cell table:formula="of:=2*[.A15]*LN([.A15])+2" office:value-type="float" office:value="83.2415060330663" calcext:value-type="float">
            <text:p>83.2415060330663</text:p>
          </table:table-cell>
          <table:table-cell table:formula="of:=2*[.A15]*LN([.A15]) + 2*[.A15]*LN([.$J$1]/EXP(1))" office:value-type="float" office:value="111.241506033066" calcext:value-type="float">
            <text:p>111.2415060330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16]*LN([.B16])" office:value-type="float" office:value="63.524670616834" calcext:value-type="float">
            <text:p>63.524670616834</text:p>
          </table:table-cell>
          <table:table-cell table:formula="of:=[.$I$1]*[.A16]*LN([.B16])" office:value-type="float" office:value="183.58629808265" calcext:value-type="float">
            <text:p>183.58629808265</text:p>
          </table:table-cell>
          <table:table-cell/>
          <table:table-cell table:formula="of:=2*[.A16]*LN([.A16])+2" office:value-type="float" office:value="90.722839111673" calcext:value-type="float">
            <text:p>90.722839111673</text:p>
          </table:table-cell>
          <table:table-cell table:formula="of:=2*[.A16]*LN([.A16]) + 2*[.A16]*LN([.$J$1]/EXP(1))" office:value-type="float" office:value="120.722839111673" calcext:value-type="float">
            <text:p>120.72283911167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17]*LN([.B17])" office:value-type="float" office:value="69.3181365463972" calcext:value-type="float">
            <text:p>69.3181365463972</text:p>
          </table:table-cell>
          <table:table-cell table:formula="of:=[.$I$1]*[.A17]*LN([.B17])" office:value-type="float" office:value="200.329414619088" calcext:value-type="float">
            <text:p>200.329414619088</text:p>
          </table:table-cell>
          <table:table-cell/>
          <table:table-cell table:formula="of:=2*[.A17]*LN([.A17])+2" office:value-type="float" office:value="98.3292536979114" calcext:value-type="float">
            <text:p>98.3292536979114</text:p>
          </table:table-cell>
          <table:table-cell table:formula="of:=2*[.A17]*LN([.A17]) + 2*[.A17]*LN([.$J$1]/EXP(1))" office:value-type="float" office:value="130.329253697911" calcext:value-type="float">
            <text:p>130.3292536979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8]*LN([.B18])" office:value-type="float" office:value="73.9957295551196" calcext:value-type="float">
            <text:p>73.9957295551196</text:p>
          </table:table-cell>
          <table:table-cell table:formula="of:=[.$I$1]*[.A18]*LN([.B18])" office:value-type="float" office:value="213.847658414296" calcext:value-type="float">
            <text:p>213.847658414296</text:p>
          </table:table-cell>
          <table:table-cell/>
          <table:table-cell table:formula="of:=2*[.A18]*LN([.A18])+2" office:value-type="float" office:value="106.053383284262" calcext:value-type="float">
            <text:p>106.053383284262</text:p>
          </table:table-cell>
          <table:table-cell table:formula="of:=2*[.A18]*LN([.A18]) + 2*[.A18]*LN([.$J$1]/EXP(1))" office:value-type="float" office:value="140.053383284262" calcext:value-type="float">
            <text:p>140.053383284262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table:formula="of:=EXP(1)" office:value-type="float" office:value="2.71828182845904" calcext:value-type="float">
            <text:p>2.718281828459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28:43.075000000</meta:creation-date>
    <dc:date>2017-01-28T15:55:47.600000000</dc:date>
    <meta:editing-duration>PT2M53S</meta:editing-duration>
    <meta:editing-cycles>1</meta:editing-cycles>
    <meta:document-statistic meta:table-count="2" meta:cell-count="517" meta:object-count="0"/>
    <meta:generator>LibreOffice/5.2.2.2$Windows_x86 LibreOffice_project/8f96e87c890bf8fa77463cd4b640a2312823f3ad</meta:generator>
  </office:meta>
</office:document-meta>
</file>